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21c" officeooo:paragraph-rsid="0005b21c"/>
    </style:style>
    <style:style style:name="P2" style:family="paragraph" style:parent-style-name="Standard">
      <style:text-properties officeooo:rsid="00077158" officeooo:paragraph-rsid="00077158"/>
    </style:style>
    <style:style style:name="P3" style:family="paragraph" style:parent-style-name="Text_20_body">
      <style:text-properties officeooo:rsid="0005b21c" officeooo:paragraph-rsid="0005b21c"/>
    </style:style>
    <style:style style:name="P4" style:family="paragraph" style:parent-style-name="Text_20_body">
      <style:text-properties officeooo:rsid="00077158" officeooo:paragraph-rsid="00077158"/>
    </style:style>
    <style:style style:name="P5" style:family="paragraph" style:parent-style-name="Text_20_body">
      <style:paragraph-properties fo:margin-top="0cm" fo:margin-bottom="0cm" loext:contextual-spacing="false" style:line-height-at-least="0.423cm"/>
    </style:style>
    <style:style style:name="P6" style:family="paragraph" style:parent-style-name="Heading_20_1">
      <style:text-properties officeooo:rsid="0005b21c" officeooo:paragraph-rsid="0005b21c"/>
    </style:style>
    <style:style style:name="P7" style:family="paragraph" style:parent-style-name="Heading_20_1">
      <style:text-properties officeooo:rsid="00077158" officeooo:paragraph-rsid="00077158"/>
    </style:style>
    <style:style style:name="P8" style:family="paragraph" style:parent-style-name="Heading_20_1">
      <style:paragraph-properties fo:break-before="page"/>
      <style:text-properties officeooo:rsid="00077158" officeooo:paragraph-rsid="00077158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454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f85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ttps://ibug.doc.ic.ac.uk/resources/afew-va-database/</text:p>
      <text:h text:style-name="Heading_20_1" text:outline-level="1">Lightweight Face Recognition Challenge &amp; Workshop (ICCV 2019)</text:h>
      <text:p text:style-name="Standard"/>
      <text:p text:style-name="Standard">we consider the application scenario of unlocking mobile telephone with smooth user experience</text:p>
      <text:p text:style-name="Standard"/>
      <text:p text:style-name="Standard">refer to the submission requirement of the face recognition vendor test [1] (&lt; 1s on CPU).</text:p>
      <text:p text:style-name="Standard"/>
      <text:h text:style-name="Heading_20_1" text:outline-level="1">1st 3D Face Tracking in-the-wild Competition</text:h>
      <text:p text:style-name="Standard">3D facial landmark tracking in long “in-the-wild” videos</text:p>
      <text:p text:style-name="Standard"/>
      <text:p text:style-name="Standard">to develop a comprehensive benchmark for evaluating 3D facial landmark localisation</text:p>
      <text:p text:style-name="Standard"/>
      <text:p text:style-name="Standard"/>
      <text:h text:style-name="Heading_20_1" text:outline-level="1">The Fabrics Dataset</text:h>
      <text:p text:style-name="Standard">-<text:span text:style-name="T1">fabrics images</text:span></text:p>
      <text:p text:style-name="Standard"/>
      <text:p text:style-name="Standard"/>
      <text:h text:style-name="Heading_20_1" text:outline-level="1">The Mobiface Dataset</text:h>
      <text:p text:style-name="Standard"/>
      <text:p text:style-name="Standard">: A Novel Dataset for Mobile Face Tracking in the Wild</text:p>
      <text:p text:style-name="Standard"/>
      <text:h text:style-name="Heading_20_1" text:outline-level="1">Special Issue on Behavior Analysis "in-the-wild"</text:h>
      <text:p text:style-name="Text_20_body">Topics include but are not limited to “in-the-wild”:</text:p>
      <text:list xml:id="list454176533" text:style-name="L1">
        <text:list-item>
          <text:p text:style-name="P11">Unimodal and multimodal databases and benchmarks. </text:p>
        </text:list-item>
        <text:list-item>
          <text:p text:style-name="P11">Supervised and unsupervised learning. </text:p>
        </text:list-item>
        <text:list-item>
          <text:p text:style-name="P11">Micro-expression detection. </text:p>
        </text:list-item>
        <text:list-item>
          <text:p text:style-name="P9">Facial expression, gesture, and body movement for human behavior understanding.</text:p>
        </text:list-item>
      </text:list>
      <text:h text:style-name="Heading_20_1" text:outline-level="1">AgeDB</text:h>
      <text:p text:style-name="P1">Age variant images</text:p>
      <text:h text:style-name="P6" text:outline-level="1"><text:soft-page-break/>In-The-Wild 3D Morphable Models: Code and Data</text:h>
      <text:p text:style-name="Text_20_body">This webpage provides source code and data for our method of 3D reconstruction of "In-the-Wild" faces in images and videos,</text:p>
      <text:h text:style-name="P6" text:outline-level="1">Large Scale Facial Model (LSFM)</text:h>
      <text:h text:style-name="Heading_20_3" text:outline-level="3"> </text:h>
      <text:p text:style-name="Text_20_body">The Large Scale Facial Model (LSFM) is a 3D statstical model of facial shape</text:p>
      <text:h text:style-name="P6" text:outline-level="1">Sound of Pixels</text:h>
      <text:p text:style-name="P1"/>
      <text:p text:style-name="P3">Blind Audio-Visual Localization (BAVL) Dataset consists of 20 audio-visual recordings of  sound sources,</text:p>
      <text:p text:style-name="P1"/>
      <text:h text:style-name="P6" text:outline-level="1">AFEW-VA Database for Valence and Arousal Estimation In-The-Wil<text:span text:style-name="T3">d</text:span></text:h>
      <text:p text:style-name="P1">The <text:span text:style-name="Strong_20_Emphasis">AFEW-VA databaset</text:span> is a collection of highly accurate per-frame annotations levels of valence and arousal, along with per-frame annotations of 68 facial landmarks for 600 challenging video clips. </text:p>
      <text:p text:style-name="P1"/>
      <text:h text:style-name="P6" text:outline-level="1">Audiovisual Database of Normal-Whispered-Silent Speech</text:h>
      <text:h text:style-name="P6" text:outline-level="1">Deformable Models of Ears in-the-wild for Alignment and Recognition</text:h>
      <text:p text:style-name="P2">Ear recognition</text:p>
      <text:p text:style-name="P2"/>
      <text:p text:style-name="P2"/>
      <text:h text:style-name="P7" text:outline-level="1">Body Pose Annotations Correction (CVPR 2016)</text:h>
      <text:p text:style-name="P2"/>
      <text:p text:style-name="P2"/>
      <text:h text:style-name="P7" text:outline-level="1"><text:soft-page-break/>300 Videos in the Wild (300-VW) Challenge &amp; Workshop (ICCV 2015)</text:h>
      <text:p text:style-name="P2"/>
      <text:p text:style-name="P2">The 300 Videos in the Wild (300-VW) <text:span text:style-name="T2">Facial Landmark Tracking </text:span>in-the-Wild Challenge &amp; Workshop to be held in conjunction with International Conference on Computer Vision (ICCV) 2015, Santiago, Chile. </text:p>
      <text:p text:style-name="P2"/>
      <text:p text:style-name="P2"/>
      <text:h text:style-name="P7" text:outline-level="1">The CONFER Database</text:h>
      <text:p text:style-name="P2"/>
      <text:p text:style-name="P2">The <text:span text:style-name="Strong_20_Emphasis">Conflict Escalation Resolution (CONFER) Database</text:span> is a collection of audio-visual recordings of naturalistic interactions from televised political debates suitable for the investigation of conflict behavior as well as other social signals and behaviours</text:p>
      <text:p text:style-name="P2"/>
      <text:h text:style-name="P7" text:outline-level="1">Affect "in-the-wild" Workshop</text:h>
      <text:p text:style-name="P4">Affect-W welcomes contributions in the following aspects</text:p>
      <text:list xml:id="list1130033352" text:style-name="L2">
        <text:list-item>
          <text:p text:style-name="P12">Databases for spontaneous and naturalistic facial expression analysis "in-the-wild". </text:p>
        </text:list-item>
        <text:list-item>
          <text:p text:style-name="P12">Databases for spontaneous and naturalistic facial action unit detection "in-the-wild". </text:p>
        </text:list-item>
        <text:list-item>
          <text:p text:style-name="P12">Databases for valence and arousal from face/body "in-the-wild". </text:p>
        </text:list-item>
        <text:list-item>
          <text:p text:style-name="P12">Databases for micro-expression analysis. </text:p>
        </text:list-item>
        <text:list-item>
          <text:p text:style-name="P12">Methodologies for facial expression analysis "in the wild". </text:p>
        </text:list-item>
        <text:list-item>
          <text:p text:style-name="P12">Methodologies for valence and arousal estimation "in the wild". </text:p>
        </text:list-item>
        <text:list-item>
          <text:p text:style-name="P10">Methodologies for body expression analysis "in the wild".</text:p>
        </text:list-item>
      </text:list>
      <text:p text:style-name="P2"/>
      <text:p text:style-name="P2"/>
      <text:h text:style-name="P8" text:outline-level="1">2nd Facial Landmark Localisation Competition - The Menpo BenchMark</text:h>
      <text:p text:style-name="P2">Few profile images had a problem with the order of the landmarks in the face border. Please  download the new training data. </text:p>
      <text:p text:style-name="P2"/>
      <text:h text:style-name="P7" text:outline-level="1">First Faces in-the-wild Workshop-Challenge</text:h>
      <text:p text:style-name="P2">propose new comprehensive benchmarks for assessing the performance of facial affect/behaviour analysis/understanding “in-the-wild”</text:p>
      <text:p text:style-name="P2"/>
      <text:h text:style-name="P7" text:outline-level="1">First Affect-in-the-Wild Challenge</text:h>
      <text:p text:style-name="P2"><text:a xlink:type="simple" xlink:href="https://ibug.doc.ic.ac.uk/resources/first-affect-wild-challenge/" text:style-name="Internet_20_link" text:visited-style-name="Visited_20_Internet_20_Link">https://ibug.doc.ic.ac.uk/resources/first-affect-wild-challenge/</text:a></text:p>
      <text:p text:style-name="P2"/>
      <text:h text:style-name="P7" text:outline-level="1">The SEWA Database</text:h>
      <text:p text:style-name="P2">This is the largest and the richest DB of human conversational and emotional behaviour that has been released so far</text:p>
      <text:p text:style-name="P2"/>
      <text:h text:style-name="P7" text:outline-level="1">Facial Expression Recognition and Analysis Challenge 2015</text:h>
      <text:p text:style-name="P2"/>
      <text:h text:style-name="P7" text:outline-level="1">Aff-Wild2</text:h>
      <text:p text:style-name="P2"/>
      <text:p text:style-name="P4">Frames of Aff-Wild2, showing subjects of different ethnicities, age groups, emotional states, head poses, illumination conditions and occlusions</text:p>
      <text:p text:style-name="Text_20_body">Details, the database, source code and trained models coming soon</text:p>
      <text:h text:style-name="P7" text:outline-level="1">3<text:span text:style-name="T6">00 Faces In-The-Wild Challenge (300-W), IMAVIS 2014</text:span></text:h>
      <text:p text:style-name="Text_20_body"> </text:p>
      <text:p text:style-name="P2"><text:a xlink:type="simple" xlink:href="https://ibug.doc.ic.ac.uk/resources/300-W_IMAVIS/" text:style-name="Internet_20_link" text:visited-style-name="Visited_20_Internet_20_Link">https://ibug.doc.ic.ac.uk/resources/300-W_IMAVIS/</text:a></text:p>
      <text:p text:style-name="P2"/>
      <text:p text:style-name="P2"/>
      <text:h text:style-name="P7" text:outline-level="1"><text:soft-page-break/>MAHNOB-HCI-Tagging database</text:h>
      <text:p text:style-name="Text_20_body">The MAHNOB-HCI-Tagging database contains synchronised, high quality, multi-camera, multi-modal recordings of spontaneous elicited emotions and responses to correct and incorrect image or video tags. The recorded modalities are six camera views, sound from both a head-worn and a room microphone, eye gaze, and peripheral/central nervous system physiological signals.</text:p>
      <text:p text:style-name="P2"/>
      <text:p text:style-name="P2"/>
      <text:h text:style-name="P7" text:outline-level="1">MAHNOB Laughter database</text:h>
      <text:p text:style-name="Text_20_body"> </text:p>
      <text:p text:style-name="P5">The MAHNOB-Laughter database contains audiovisual and thermal recordings of spontaneous laughter, speech and speech laughter</text:p>
      <text:p text:style-name="P2"/>
      <text:p text:style-name="P2"/>
      <text:h text:style-name="P7" text:outline-level="1">MAHNOB MHI-Mimicry database</text:h>
      <text:p text:style-name="Text_20_body">This database consists audiovisual recordings of human interactions in two situations: while discussing a political topic and while playing a role-playing game.</text:p>
      <text:h text:style-name="P7" text:outline-level="1">Facial point annotations</text:h>
      <text:p text:style-name="Text_20_body"><text:span text:style-name="Strong_20_Emphasis"><text:span text:style-name="T4">Description:</text:span></text:span></text:p>
      <text:p text:style-name="Text_20_body">Existing facial databases cover large variations including: different subjects, poses, illumination, occlusions etc. However, the provided annotations appear to have several limitations.</text:p>
      <text:p text:style-name="P2"><text:a xlink:type="simple" xlink:href="https://ibug.doc.ic.ac.uk/resources/facial-point-annotations/" text:style-name="Internet_20_link" text:visited-style-name="Visited_20_Internet_20_Link">https://ibug.doc.ic.ac.uk/resources/facial-point-annotations/</text:a></text:p>
      <text:p text:style-name="P2"/>
      <text:p text:style-name="P2"/>
      <text:p text:style-name="P2"/>
      <text:h text:style-name="P7" text:outline-level="1">MMI Facial expression database</text:h>
      <text:p text:style-name="P2"/>
      <text:p text:style-name="P2">The MMI Facial Expression Database is an ongoing project, that aims to deliver large volumes of visual data of facial expressions to the facial expression analysis community.</text:p>
      <text:p text:style-name="P2"/>
      <text:h text:style-name="P7" text:outline-level="1">SEMAINE database</text:h>
      <text:p text:style-name="Text_20_body"/>
      <text:p text:style-name="Text_20_body"><text:s/></text:p>
      <text:p text:style-name="Text_20_body">A major issue hindering new developments in this field is the lack of databases with displays of this type of natural conversational behaviour and affect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08:07.773751738</meta:creation-date>
    <dc:date>2019-10-01T09:48:09.065062650</dc:date>
    <meta:editing-duration>PT42M4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6" meta:paragraph-count="76" meta:word-count="694" meta:character-count="5194" meta:non-whitespace-character-count="4565"/>
  </office:meta>
</office:document-meta>
</file>